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rsid="00133a8e" officeooo:paragraph-rsid="00133a8e"/>
    </style:style>
    <style:style style:name="P3" style:family="paragraph" style:parent-style-name="Standard">
      <style:text-properties style:font-name="sans-serif" fo:font-size="13.5pt" officeooo:rsid="0013510c" officeooo:paragraph-rsid="0013510c"/>
    </style:style>
    <style:style style:name="P4" style:family="paragraph" style:parent-style-name="Standard">
      <style:text-properties officeooo:rsid="00133a8e" officeooo:paragraph-rsid="00133a8e"/>
    </style:style>
    <style:style style:name="P5" style:family="paragraph" style:parent-style-name="Standard">
      <style:text-properties officeooo:rsid="0013510c" officeooo:paragraph-rsid="0013510c"/>
    </style:style>
    <style:style style:name="P6" style:family="paragraph" style:parent-style-name="Standard">
      <style:text-properties officeooo:rsid="0013cf53" officeooo:paragraph-rsid="0013cf53"/>
    </style:style>
    <style:style style:name="T1" style:family="text">
      <style:text-properties officeooo:rsid="0013cf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note as URLs das páginas que você escolheu e o número de requisições de chamada</text:p>
      <text:p text:style-name="P1">para obter a página principal de cada página web.</text:p>
      <text:p text:style-name="Standard"/>
      <text:p text:style-name="Standard"/>
      <text:p text:style-name="P4"><text:a xlink:type="simple" xlink:href="http://Www.terra.com.br/" text:style-name="Internet_20_link" text:visited-style-name="Visited_20_Internet_20_Link">Www.baixaki.com.br</text:a> → 13 rcv calls</text:p>
      <text:p text:style-name="P4"><text:a xlink:type="simple" xlink:href="http://www.uol.com.br/" text:style-name="Internet_20_link" text:visited-style-name="Visited_20_Internet_20_Link">www.uol.com.br</text:a> → 2 rcv calls</text:p>
      <text:p text:style-name="P4"><text:a xlink:type="simple" xlink:href="http://www.ufms.br/" text:style-name="Internet_20_link" text:visited-style-name="Visited_20_Internet_20_Link">www.ufms.br</text:a> → 2 rcv calls</text:p>
      <text:p text:style-name="P4"/>
      <text:p text:style-name="P2">2. Modifique e envie seu código. Se seu código funcionar, coloque no seu relatório a</text:p>
      <text:p text:style-name="P1">quantidade de requisições necessárias para obter: “https://www.ufms.br/cursos/graduacao/”.</text:p>
      <text:p text:style-name="P4"/>
      <text:p text:style-name="P5">2 rcv calls</text:p>
      <text:p text:style-name="P5"/>
      <text:p text:style-name="P5">3. Modifique, envie seu código e identifique se ele funcion<text:span text:style-name="T1">ar</text:span></text:p>
      <text:p text:style-name="P5"/>
      <text:p text:style-name="P6">Em anexo, funciona</text:p>
      <text:p text:style-name="P5"/>
      <text:p text:style-name="P3">4. Informe o nome do cliente web que você usou para conectar no seu servidor web</text:p>
      <text:p text:style-name="P1">(Safari, Edge, Firefox, etc.) e determine todas as requisições que o navegador fez ao servidor.</text:p>
      <text:p text:style-name="P1">Pode ser apenas uma requisição ou podem ser várias. Apenas observe cuidadosamente e</text:p>
      <text:p text:style-name="P1">informe quais foram as requisições.</text:p>
      <text:p text:style-name="P5"/>
      <text:p text:style-name="P6">Firefox</text:p>
      <text:p text:style-name="P6"/>
      <text:p text:style-name="P6">Connection from <text:s/>('::ffff:127.0.0.1', 44968, 0, 0)</text:p>
      <text:p text:style-name="P6">GET / HTTP/1.1</text:p>
      <text:p text:style-name="P6">Host: 127.0.0.1:6789</text:p>
      <text:p text:style-name="P6">User-Agent: Mozilla/5.0 (X11; Ubuntu; Linux x86_64; rv:54.0) Gecko/20100101 Firefox/54.0</text:p>
      <text:p text:style-name="P6">Accept: text/html,application/xhtml+xml,application/xml;q=0.9,*/*;q=0.8</text:p>
      <text:p text:style-name="P6">Accept-Language: en-US,en;q=0.5</text:p>
      <text:p text:style-name="P6">Accept-Encoding: gzip, deflate</text:p>
      <text:p text:style-name="P6">Connection: keep-alive</text:p>
      <text:p text:style-name="P6">Upgrade-Insecure-Requests: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2:33:24.544361546</meta:creation-date>
    <dc:date>2017-08-04T02:24:50.597345720</dc:date>
    <meta:editing-duration>PT20M55S</meta:editing-duration>
    <meta:editing-cycles>1</meta:editing-cycles>
    <meta:document-statistic meta:table-count="0" meta:image-count="0" meta:object-count="0" meta:page-count="1" meta:paragraph-count="24" meta:word-count="159" meta:character-count="1136" meta:non-whitespace-character-count="1000"/>
    <meta:generator>LibreOffice/5.3.1.2$Linux_X86_64 LibreOffice_project/30m0$Build-2</meta:generator>
  </office:meta>
</office:document-meta>
</file>